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717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1.06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AVERAGE([.A1:.J1])" office:value-type="float" office:value="26.4">
            <text:p>26.4</text:p>
          </table:table-cell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table:formula="of:=AVERAGE([.A2:.J2])" office:value-type="float" office:value="26">
            <text:p>26</text:p>
          </table:table-cell>
        </table:table-row>
        <table:table-row table:style-name="ro1">
          <table:table-cell table:number-columns-repeated="10" office:value-type="float" office:value="27">
            <text:p>27</text:p>
          </table:table-cell>
          <table:table-cell office:value-type="float" office:value="3">
            <text:p>3</text:p>
          </table:table-cell>
          <table:table-cell table:formula="of:=AVERAGE([.A3:.J3])" office:value-type="float" office:value="27">
            <text:p>27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AVERAGE([.A4:.J4])" office:value-type="float" office:value="26.4">
            <text:p>26.4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formula="of:=AVERAGE([.A5:.J5])"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formula="of:=AVERAGE([.A6:.J6])" office:value-type="float" office:value="26.8">
            <text:p>26.8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table:formula="of:=AVERAGE([.A7:.J7])"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8" office:value-type="float" office:value="27">
            <text:p>27</text:p>
          </table:table-cell>
          <table:table-cell office:value-type="float" office:value="8">
            <text:p>8</text:p>
          </table:table-cell>
          <table:table-cell table:formula="of:=AVERAGE([.A8:.J8])" office:value-type="float" office:value="27.2">
            <text:p>27.2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9">
            <text:p>9</text:p>
          </table:table-cell>
          <table:table-cell table:formula="of:=AVERAGE([.A9:.J9])" office:value-type="float" office:value="27">
            <text:p>27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formula="of:=AVERAGE([.A10:.J10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AVERAGE([.A11:.J11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AVERAGE([.A12:.J12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AVERAGE([.A13:.J13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AVERAGE([.A14:.J14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3"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AVERAGE([.A15:.J15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table:formula="of:=AVERAGE([.A16:.J16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formula="of:=AVERAGE([.A17:.J17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table:formula="of:=AVERAGE([.A18:.J18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table:formula="of:=AVERAGE([.A19:.J19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table:formula="of:=AVERAGE([.A20:.J20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AVERAGE([.A21:.J21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AVERAGE([.A22:.J22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formula="of:=AVERAGE([.A23:.J23])" office:value-type="float" office:value="27.4">
            <text:p>27.4</text:p>
          </table:table-cell>
        </table:table-row>
        <table:table-row table:style-name="ro1">
          <table:table-cell table:number-columns-repeated="5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formula="of:=AVERAGE([.A24:.J24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AVERAGE([.A25:.J25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6">
            <text:p>26</text:p>
          </table:table-cell>
          <table:table-cell table:formula="of:=AVERAGE([.A26:.J26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AVERAGE([.A27:.J27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table:formula="of:=AVERAGE([.A28:.J28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AVERAGE([.A29:.J29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AVERAGE([.A30:.J30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AVERAGE([.A31:.J31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AVERAGE([.A32:.J3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A33:.J3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formula="of:=AVERAGE([.A34:.J34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5">
            <text:p>35</text:p>
          </table:table-cell>
          <table:table-cell table:formula="of:=AVERAGE([.A35:.J35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6">
            <text:p>36</text:p>
          </table:table-cell>
          <table:table-cell table:formula="of:=AVERAGE([.A36:.J36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table:formula="of:=AVERAGE([.A37:.J37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38">
            <text:p>38</text:p>
          </table:table-cell>
          <table:table-cell table:formula="of:=AVERAGE([.A38:.J38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formula="of:=AVERAGE([.A39:.J39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AVERAGE([.A40:.J40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1">
            <text:p>41</text:p>
          </table:table-cell>
          <table:table-cell table:formula="of:=AVERAGE([.A41:.J41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2">
            <text:p>42</text:p>
          </table:table-cell>
          <table:table-cell table:formula="of:=AVERAGE([.A42:.J4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3">
            <text:p>43</text:p>
          </table:table-cell>
          <table:table-cell table:formula="of:=AVERAGE([.A43:.J4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4">
            <text:p>44</text:p>
          </table:table-cell>
          <table:table-cell table:formula="of:=AVERAGE([.A44:.J44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5">
            <text:p>45</text:p>
          </table:table-cell>
          <table:table-cell table:formula="of:=AVERAGE([.A45:.J45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6">
            <text:p>46</text:p>
          </table:table-cell>
          <table:table-cell table:formula="of:=AVERAGE([.A46:.J46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7">
            <text:p>47</text:p>
          </table:table-cell>
          <table:table-cell table:formula="of:=AVERAGE([.A47:.J47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8">
            <text:p>48</text:p>
          </table:table-cell>
          <table:table-cell table:formula="of:=AVERAGE([.A48:.J48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49">
            <text:p>49</text:p>
          </table:table-cell>
          <table:table-cell table:formula="of:=AVERAGE([.A49:.J49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50">
            <text:p>50</text:p>
          </table:table-cell>
          <table:table-cell table:formula="of:=AVERAGE([.A50:.J50])" office:value-type="float" office:value="27.4">
            <text:p>27.4</text:p>
          </table:table-cell>
        </table:table-row>
        <table:table-row table:style-name="ro1">
          <table:table-cell table:number-columns-repeated="5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table:formula="of:=AVERAGE([.A51:.J51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2">
            <text:p>52</text:p>
          </table:table-cell>
          <table:table-cell table:formula="of:=AVERAGE([.A52:.J52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table:formula="of:=AVERAGE([.A53:.J53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4">
            <text:p>54</text:p>
          </table:table-cell>
          <table:table-cell table:formula="of:=AVERAGE([.A54:.J54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55">
            <text:p>55</text:p>
          </table:table-cell>
          <table:table-cell table:formula="of:=AVERAGE([.A55:.J55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table:formula="of:=AVERAGE([.A56:.J56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table:formula="of:=AVERAGE([.A57:.J57])" office:value-type="float" office:value="27.6">
            <text:p>27.6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58">
            <text:p>58</text:p>
          </table:table-cell>
          <table:table-cell table:formula="of:=AVERAGE([.A58:.J58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table:formula="of:=AVERAGE([.A59:.J59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table:formula="of:=AVERAGE([.A60:.J60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formula="of:=AVERAGE([.A61:.J61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table:formula="of:=AVERAGE([.A62:.J62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63">
            <text:p>63</text:p>
          </table:table-cell>
          <table:table-cell table:formula="of:=AVERAGE([.A63:.J63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64">
            <text:p>64</text:p>
          </table:table-cell>
          <table:table-cell table:formula="of:=AVERAGE([.A64:.J64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65">
            <text:p>65</text:p>
          </table:table-cell>
          <table:table-cell table:formula="of:=AVERAGE([.A65:.J65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6">
            <text:p>66</text:p>
          </table:table-cell>
          <table:table-cell table:formula="of:=AVERAGE([.A66:.J66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67">
            <text:p>67</text:p>
          </table:table-cell>
          <table:table-cell table:formula="of:=AVERAGE([.A67:.J67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68">
            <text:p>68</text:p>
          </table:table-cell>
          <table:table-cell table:formula="of:=AVERAGE([.A68:.J68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table:formula="of:=AVERAGE([.A69:.J69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table:formula="of:=AVERAGE([.A70:.J70])" office:value-type="float" office:value="27.2">
            <text:p>27.2</text:p>
          </table:table-cell>
        </table:table-row>
        <table:table-row table:style-name="ro1">
          <table:table-cell table:number-columns-repeated="10" office:value-type="float" office:value="27">
            <text:p>27</text:p>
          </table:table-cell>
          <table:table-cell office:value-type="float" office:value="71">
            <text:p>71</text:p>
          </table:table-cell>
          <table:table-cell table:formula="of:=AVERAGE([.A71:.J71])" office:value-type="float" office:value="27">
            <text:p>27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table:formula="of:=AVERAGE([.A72:.J72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73">
            <text:p>73</text:p>
          </table:table-cell>
          <table:table-cell table:formula="of:=AVERAGE([.A73:.J73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74">
            <text:p>74</text:p>
          </table:table-cell>
          <table:table-cell table:formula="of:=AVERAGE([.A74:.J74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75">
            <text:p>75</text:p>
          </table:table-cell>
          <table:table-cell table:formula="of:=AVERAGE([.A75:.J75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76">
            <text:p>76</text:p>
          </table:table-cell>
          <table:table-cell table:formula="of:=AVERAGE([.A76:.J76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table:formula="of:=AVERAGE([.A77:.J77])" office:value-type="float" office:value="27.2">
            <text:p>27.2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table:formula="of:=AVERAGE([.A78:.J78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79">
            <text:p>79</text:p>
          </table:table-cell>
          <table:table-cell table:formula="of:=AVERAGE([.A79:.J79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80">
            <text:p>80</text:p>
          </table:table-cell>
          <table:table-cell table:formula="of:=AVERAGE([.A80:.J80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formula="of:=AVERAGE([.A81:.J81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82">
            <text:p>82</text:p>
          </table:table-cell>
          <table:table-cell table:formula="of:=AVERAGE([.A82:.J82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  <table:table-cell table:formula="of:=AVERAGE([.A83:.J83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84">
            <text:p>84</text:p>
          </table:table-cell>
          <table:table-cell table:formula="of:=AVERAGE([.A84:.J84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85">
            <text:p>85</text:p>
          </table:table-cell>
          <table:table-cell table:formula="of:=AVERAGE([.A85:.J85])" office:value-type="float" office:value="27.8">
            <text:p>27.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86">
            <text:p>86</text:p>
          </table:table-cell>
          <table:table-cell table:formula="of:=AVERAGE([.A86:.J86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87">
            <text:p>87</text:p>
          </table:table-cell>
          <table:table-cell table:formula="of:=AVERAGE([.A87:.J87])" office:value-type="float" office:value="28">
            <text:p>28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table:formula="of:=AVERAGE([.A88:.J88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89">
            <text:p>89</text:p>
          </table:table-cell>
          <table:table-cell table:formula="of:=AVERAGE([.A89:.J89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90">
            <text:p>90</text:p>
          </table:table-cell>
          <table:table-cell table:formula="of:=AVERAGE([.A90:.J90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1">
            <text:p>91</text:p>
          </table:table-cell>
          <table:table-cell table:formula="of:=AVERAGE([.A91:.J91])" office:value-type="float" office:value="28.4">
            <text:p>28.4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2">
            <text:p>92</text:p>
          </table:table-cell>
          <table:table-cell table:formula="of:=AVERAGE([.A92:.J92])" office:value-type="float" office:value="28.2">
            <text:p>28.2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3">
            <text:p>93</text:p>
          </table:table-cell>
          <table:table-cell table:formula="of:=AVERAGE([.A93:.J93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4">
            <text:p>94</text:p>
          </table:table-cell>
          <table:table-cell table:formula="of:=AVERAGE([.A94:.J94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table:formula="of:=AVERAGE([.A95:.J95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table:formula="of:=AVERAGE([.A96:.J96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7">
            <text:p>97</text:p>
          </table:table-cell>
          <table:table-cell table:formula="of:=AVERAGE([.A97:.J97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8">
            <text:p>98</text:p>
          </table:table-cell>
          <table:table-cell table:formula="of:=AVERAGE([.A98:.J98])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99">
            <text:p>99</text:p>
          </table:table-cell>
          <table:table-cell table:formula="of:=AVERAGE([.A99:.J99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0">
            <text:p>100</text:p>
          </table:table-cell>
          <table:table-cell table:formula="of:=AVERAGE([.A100:.J100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1">
            <text:p>101</text:p>
          </table:table-cell>
          <table:table-cell table:formula="of:=AVERAGE([.A101:.J101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2">
            <text:p>102</text:p>
          </table:table-cell>
          <table:table-cell table:formula="of:=AVERAGE([.A102:.J102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3">
            <text:p>103</text:p>
          </table:table-cell>
          <table:table-cell table:formula="of:=AVERAGE([.A103:.J103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4">
            <text:p>104</text:p>
          </table:table-cell>
          <table:table-cell table:formula="of:=AVERAGE([.A104:.J104])" office:value-type="float" office:value="28.2">
            <text:p>28.2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5">
            <text:p>105</text:p>
          </table:table-cell>
          <table:table-cell table:formula="of:=AVERAGE([.A105:.J105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6">
            <text:p>106</text:p>
          </table:table-cell>
          <table:table-cell table:formula="of:=AVERAGE([.A106:.J106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7">
            <text:p>107</text:p>
          </table:table-cell>
          <table:table-cell table:formula="of:=AVERAGE([.A107:.J107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8">
            <text:p>108</text:p>
          </table:table-cell>
          <table:table-cell table:formula="of:=AVERAGE([.A108:.J108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9">
            <text:p>109</text:p>
          </table:table-cell>
          <table:table-cell table:formula="of:=AVERAGE([.A109:.J109])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0">
            <text:p>110</text:p>
          </table:table-cell>
          <table:table-cell table:formula="of:=AVERAGE([.A110:.J110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1">
            <text:p>111</text:p>
          </table:table-cell>
          <table:table-cell table:formula="of:=AVERAGE([.A111:.J111])" office:value-type="float" office:value="28.2">
            <text:p>28.2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2">
            <text:p>112</text:p>
          </table:table-cell>
          <table:table-cell table:formula="of:=AVERAGE([.A112:.J112])" office:value-type="float" office:value="28.2">
            <text:p>28.2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3">
            <text:p>113</text:p>
          </table:table-cell>
          <table:table-cell table:formula="of:=AVERAGE([.A113:.J113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4">
            <text:p>114</text:p>
          </table:table-cell>
          <table:table-cell table:formula="of:=AVERAGE([.A114:.J114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115">
            <text:p>115</text:p>
          </table:table-cell>
          <table:table-cell table:formula="of:=AVERAGE([.A115:.J115])" office:value-type="float" office:value="28.2">
            <text:p>28.2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6">
            <text:p>116</text:p>
          </table:table-cell>
          <table:table-cell table:formula="of:=AVERAGE([.A116:.J116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7">
            <text:p>117</text:p>
          </table:table-cell>
          <table:table-cell table:formula="of:=AVERAGE([.A117:.J117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8">
            <text:p>118</text:p>
          </table:table-cell>
          <table:table-cell table:formula="of:=AVERAGE([.A118:.J118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19">
            <text:p>119</text:p>
          </table:table-cell>
          <table:table-cell table:formula="of:=AVERAGE([.A119:.J119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20">
            <text:p>120</text:p>
          </table:table-cell>
          <table:table-cell table:formula="of:=AVERAGE([.A120:.J120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21">
            <text:p>121</text:p>
          </table:table-cell>
          <table:table-cell table:formula="of:=AVERAGE([.A121:.J121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22">
            <text:p>122</text:p>
          </table:table-cell>
          <table:table-cell table:formula="of:=AVERAGE([.A122:.J122])" office:value-type="float" office:value="28.4">
            <text:p>28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23">
            <text:p>123</text:p>
          </table:table-cell>
          <table:table-cell table:formula="of:=AVERAGE([.A123:.J123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8">
            <text:p>28</text:p>
          </table:table-cell>
          <table:table-cell office:value-type="float" office:value="124">
            <text:p>124</text:p>
          </table:table-cell>
          <table:table-cell table:formula="of:=AVERAGE([.A124:.J124])" office:value-type="float" office:value="28">
            <text:p>2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25">
            <text:p>125</text:p>
          </table:table-cell>
          <table:table-cell table:formula="of:=AVERAGE([.A125:.J125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26">
            <text:p>126</text:p>
          </table:table-cell>
          <table:table-cell table:formula="of:=AVERAGE([.A126:.J126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27">
            <text:p>127</text:p>
          </table:table-cell>
          <table:table-cell table:formula="of:=AVERAGE([.A127:.J127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28">
            <text:p>128</text:p>
          </table:table-cell>
          <table:table-cell table:formula="of:=AVERAGE([.A128:.J128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29">
            <text:p>129</text:p>
          </table:table-cell>
          <table:table-cell table:formula="of:=AVERAGE([.A129:.J129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0">
            <text:p>130</text:p>
          </table:table-cell>
          <table:table-cell table:formula="of:=AVERAGE([.A130:.J130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1">
            <text:p>131</text:p>
          </table:table-cell>
          <table:table-cell table:formula="of:=AVERAGE([.A131:.J131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2">
            <text:p>132</text:p>
          </table:table-cell>
          <table:table-cell table:formula="of:=AVERAGE([.A132:.J132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3">
            <text:p>133</text:p>
          </table:table-cell>
          <table:table-cell table:formula="of:=AVERAGE([.A133:.J13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4">
            <text:p>134</text:p>
          </table:table-cell>
          <table:table-cell table:formula="of:=AVERAGE([.A134:.J134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5">
            <text:p>135</text:p>
          </table:table-cell>
          <table:table-cell table:formula="of:=AVERAGE([.A135:.J135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6">
            <text:p>136</text:p>
          </table:table-cell>
          <table:table-cell table:formula="of:=AVERAGE([.A136:.J136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7">
            <text:p>137</text:p>
          </table:table-cell>
          <table:table-cell table:formula="of:=AVERAGE([.A137:.J137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38">
            <text:p>138</text:p>
          </table:table-cell>
          <table:table-cell table:formula="of:=AVERAGE([.A138:.J138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39">
            <text:p>139</text:p>
          </table:table-cell>
          <table:table-cell table:formula="of:=AVERAGE([.A139:.J139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0">
            <text:p>140</text:p>
          </table:table-cell>
          <table:table-cell table:formula="of:=AVERAGE([.A140:.J140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1">
            <text:p>141</text:p>
          </table:table-cell>
          <table:table-cell table:formula="of:=AVERAGE([.A141:.J141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2">
            <text:p>142</text:p>
          </table:table-cell>
          <table:table-cell table:formula="of:=AVERAGE([.A142:.J142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3">
            <text:p>143</text:p>
          </table:table-cell>
          <table:table-cell table:formula="of:=AVERAGE([.A143:.J143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4">
            <text:p>144</text:p>
          </table:table-cell>
          <table:table-cell table:formula="of:=AVERAGE([.A144:.J144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45">
            <text:p>145</text:p>
          </table:table-cell>
          <table:table-cell table:formula="of:=AVERAGE([.A145:.J145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6">
            <text:p>146</text:p>
          </table:table-cell>
          <table:table-cell table:formula="of:=AVERAGE([.A146:.J146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7">
            <text:p>147</text:p>
          </table:table-cell>
          <table:table-cell table:formula="of:=AVERAGE([.A147:.J147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8">
            <text:p>148</text:p>
          </table:table-cell>
          <table:table-cell table:formula="of:=AVERAGE([.A148:.J148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49">
            <text:p>149</text:p>
          </table:table-cell>
          <table:table-cell table:formula="of:=AVERAGE([.A149:.J149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0">
            <text:p>150</text:p>
          </table:table-cell>
          <table:table-cell table:formula="of:=AVERAGE([.A150:.J150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table:formula="of:=AVERAGE([.A151:.J151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2">
            <text:p>152</text:p>
          </table:table-cell>
          <table:table-cell table:formula="of:=AVERAGE([.A152:.J15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3">
            <text:p>153</text:p>
          </table:table-cell>
          <table:table-cell table:formula="of:=AVERAGE([.A153:.J153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table:formula="of:=AVERAGE([.A154:.J154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5">
            <text:p>155</text:p>
          </table:table-cell>
          <table:table-cell table:formula="of:=AVERAGE([.A155:.J155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6">
            <text:p>156</text:p>
          </table:table-cell>
          <table:table-cell table:formula="of:=AVERAGE([.A156:.J156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7">
            <text:p>157</text:p>
          </table:table-cell>
          <table:table-cell table:formula="of:=AVERAGE([.A157:.J157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8">
            <text:p>158</text:p>
          </table:table-cell>
          <table:table-cell table:formula="of:=AVERAGE([.A158:.J158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59">
            <text:p>159</text:p>
          </table:table-cell>
          <table:table-cell table:formula="of:=AVERAGE([.A159:.J159])" office:value-type="float" office:value="27.2">
            <text:p>27.2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0">
            <text:p>160</text:p>
          </table:table-cell>
          <table:table-cell table:formula="of:=AVERAGE([.A160:.J160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1">
            <text:p>161</text:p>
          </table:table-cell>
          <table:table-cell table:formula="of:=AVERAGE([.A161:.J161])" office:value-type="float" office:value="27.4">
            <text:p>27.4</text:p>
          </table:table-cell>
        </table:table-row>
        <table:table-row table:style-name="ro1">
          <table:table-cell table:number-columns-repeated="4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2">
            <text:p>162</text:p>
          </table:table-cell>
          <table:table-cell table:formula="of:=AVERAGE([.A162:.J16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3">
            <text:p>163</text:p>
          </table:table-cell>
          <table:table-cell table:formula="of:=AVERAGE([.A163:.J16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4">
            <text:p>164</text:p>
          </table:table-cell>
          <table:table-cell table:formula="of:=AVERAGE([.A164:.J164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5">
            <text:p>165</text:p>
          </table:table-cell>
          <table:table-cell table:formula="of:=AVERAGE([.A165:.J165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6">
            <text:p>166</text:p>
          </table:table-cell>
          <table:table-cell table:formula="of:=AVERAGE([.A166:.J166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7">
            <text:p>167</text:p>
          </table:table-cell>
          <table:table-cell table:formula="of:=AVERAGE([.A167:.J167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8">
            <text:p>168</text:p>
          </table:table-cell>
          <table:table-cell table:formula="of:=AVERAGE([.A168:.J168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69">
            <text:p>169</text:p>
          </table:table-cell>
          <table:table-cell table:formula="of:=AVERAGE([.A169:.J169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0">
            <text:p>170</text:p>
          </table:table-cell>
          <table:table-cell table:formula="of:=AVERAGE([.A170:.J170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1">
            <text:p>171</text:p>
          </table:table-cell>
          <table:table-cell table:formula="of:=AVERAGE([.A171:.J171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2">
            <text:p>172</text:p>
          </table:table-cell>
          <table:table-cell table:formula="of:=AVERAGE([.A172:.J172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3">
            <text:p>173</text:p>
          </table:table-cell>
          <table:table-cell table:formula="of:=AVERAGE([.A173:.J173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4">
            <text:p>174</text:p>
          </table:table-cell>
          <table:table-cell table:formula="of:=AVERAGE([.A174:.J174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5">
            <text:p>175</text:p>
          </table:table-cell>
          <table:table-cell table:formula="of:=AVERAGE([.A175:.J175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6">
            <text:p>176</text:p>
          </table:table-cell>
          <table:table-cell table:formula="of:=AVERAGE([.A176:.J176])" office:value-type="float" office:value="27.8">
            <text:p>27.8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177">
            <text:p>177</text:p>
          </table:table-cell>
          <table:table-cell table:formula="of:=AVERAGE([.A177:.J177])" office:value-type="float" office:value="27.8">
            <text:p>27.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78">
            <text:p>178</text:p>
          </table:table-cell>
          <table:table-cell table:formula="of:=AVERAGE([.A178:.J178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79">
            <text:p>179</text:p>
          </table:table-cell>
          <table:table-cell table:formula="of:=AVERAGE([.A179:.J179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80">
            <text:p>180</text:p>
          </table:table-cell>
          <table:table-cell table:formula="of:=AVERAGE([.A180:.J180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81">
            <text:p>181</text:p>
          </table:table-cell>
          <table:table-cell table:formula="of:=AVERAGE([.A181:.J181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82">
            <text:p>182</text:p>
          </table:table-cell>
          <table:table-cell table:formula="of:=AVERAGE([.A182:.J182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83">
            <text:p>183</text:p>
          </table:table-cell>
          <table:table-cell table:formula="of:=AVERAGE([.A183:.J183])" office:value-type="float" office:value="28">
            <text:p>28</text:p>
          </table:table-cell>
        </table:table-row>
        <table:table-row table:style-name="ro1">
          <table:table-cell table:number-columns-repeated="10" office:value-type="float" office:value="28">
            <text:p>28</text:p>
          </table:table-cell>
          <table:table-cell office:value-type="float" office:value="184">
            <text:p>184</text:p>
          </table:table-cell>
          <table:table-cell table:formula="of:=AVERAGE([.A184:.J184])" office:value-type="float" office:value="28">
            <text:p>28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5">
            <text:p>185</text:p>
          </table:table-cell>
          <table:table-cell table:formula="of:=AVERAGE([.A185:.J185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86">
            <text:p>186</text:p>
          </table:table-cell>
          <table:table-cell table:formula="of:=AVERAGE([.A186:.J186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87">
            <text:p>187</text:p>
          </table:table-cell>
          <table:table-cell table:formula="of:=AVERAGE([.A187:.J187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88">
            <text:p>188</text:p>
          </table:table-cell>
          <table:table-cell table:formula="of:=AVERAGE([.A188:.J188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89">
            <text:p>189</text:p>
          </table:table-cell>
          <table:table-cell table:formula="of:=AVERAGE([.A189:.J189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table:formula="of:=AVERAGE([.A190:.J190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formula="of:=AVERAGE([.A191:.J191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2">
            <text:p>192</text:p>
          </table:table-cell>
          <table:table-cell table:formula="of:=AVERAGE([.A192:.J192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93">
            <text:p>193</text:p>
          </table:table-cell>
          <table:table-cell table:formula="of:=AVERAGE([.A193:.J19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4">
            <text:p>194</text:p>
          </table:table-cell>
          <table:table-cell table:formula="of:=AVERAGE([.A194:.J194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5">
            <text:p>195</text:p>
          </table:table-cell>
          <table:table-cell table:formula="of:=AVERAGE([.A195:.J195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6">
            <text:p>196</text:p>
          </table:table-cell>
          <table:table-cell table:formula="of:=AVERAGE([.A196:.J196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7">
            <text:p>197</text:p>
          </table:table-cell>
          <table:table-cell table:formula="of:=AVERAGE([.A197:.J197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8">
            <text:p>198</text:p>
          </table:table-cell>
          <table:table-cell table:formula="of:=AVERAGE([.A198:.J198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199">
            <text:p>199</text:p>
          </table:table-cell>
          <table:table-cell table:formula="of:=AVERAGE([.A199:.J199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200">
            <text:p>200</text:p>
          </table:table-cell>
          <table:table-cell table:formula="of:=AVERAGE([.A200:.J200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01">
            <text:p>201</text:p>
          </table:table-cell>
          <table:table-cell table:formula="of:=AVERAGE([.A201:.J201])" office:value-type="float" office:value="27.2">
            <text:p>27.2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2">
            <text:p>202</text:p>
          </table:table-cell>
          <table:table-cell table:formula="of:=AVERAGE([.A202:.J20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3">
            <text:p>203</text:p>
          </table:table-cell>
          <table:table-cell table:formula="of:=AVERAGE([.A203:.J203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4">
            <text:p>204</text:p>
          </table:table-cell>
          <table:table-cell table:formula="of:=AVERAGE([.A204:.J204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5">
            <text:p>205</text:p>
          </table:table-cell>
          <table:table-cell table:formula="of:=AVERAGE([.A205:.J205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6">
            <text:p>206</text:p>
          </table:table-cell>
          <table:table-cell table:formula="of:=AVERAGE([.A206:.J206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7">
            <text:p>207</text:p>
          </table:table-cell>
          <table:table-cell table:formula="of:=AVERAGE([.A207:.J207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8">
            <text:p>208</text:p>
          </table:table-cell>
          <table:table-cell table:formula="of:=AVERAGE([.A208:.J208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09">
            <text:p>209</text:p>
          </table:table-cell>
          <table:table-cell table:formula="of:=AVERAGE([.A209:.J209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0">
            <text:p>210</text:p>
          </table:table-cell>
          <table:table-cell table:formula="of:=AVERAGE([.A210:.J210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1">
            <text:p>211</text:p>
          </table:table-cell>
          <table:table-cell table:formula="of:=AVERAGE([.A211:.J211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2">
            <text:p>212</text:p>
          </table:table-cell>
          <table:table-cell table:formula="of:=AVERAGE([.A212:.J212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3">
            <text:p>213</text:p>
          </table:table-cell>
          <table:table-cell table:formula="of:=AVERAGE([.A213:.J213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4">
            <text:p>214</text:p>
          </table:table-cell>
          <table:table-cell table:formula="of:=AVERAGE([.A214:.J214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3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5">
            <text:p>215</text:p>
          </table:table-cell>
          <table:table-cell table:formula="of:=AVERAGE([.A215:.J215])" office:value-type="float" office:value="27.4">
            <text:p>27.4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6">
            <text:p>216</text:p>
          </table:table-cell>
          <table:table-cell table:formula="of:=AVERAGE([.A216:.J216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7">
            <text:p>217</text:p>
          </table:table-cell>
          <table:table-cell table:formula="of:=AVERAGE([.A217:.J217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8">
            <text:p>218</text:p>
          </table:table-cell>
          <table:table-cell table:formula="of:=AVERAGE([.A218:.J218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19">
            <text:p>219</text:p>
          </table:table-cell>
          <table:table-cell table:formula="of:=AVERAGE([.A219:.J219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0">
            <text:p>220</text:p>
          </table:table-cell>
          <table:table-cell table:formula="of:=AVERAGE([.A220:.J220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1">
            <text:p>221</text:p>
          </table:table-cell>
          <table:table-cell table:formula="of:=AVERAGE([.A221:.J221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2">
            <text:p>222</text:p>
          </table:table-cell>
          <table:table-cell table:formula="of:=AVERAGE([.A222:.J222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3">
            <text:p>223</text:p>
          </table:table-cell>
          <table:table-cell table:formula="of:=AVERAGE([.A223:.J223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4">
            <text:p>224</text:p>
          </table:table-cell>
          <table:table-cell table:formula="of:=AVERAGE([.A224:.J224])" office:value-type="float" office:value="27.6">
            <text:p>27.6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5">
            <text:p>225</text:p>
          </table:table-cell>
          <table:table-cell table:formula="of:=AVERAGE([.A225:.J225])" office:value-type="float" office:value="27.8">
            <text:p>27.8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6">
            <text:p>226</text:p>
          </table:table-cell>
          <table:table-cell table:formula="of:=AVERAGE([.A226:.J226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7">
            <text:p>227</text:p>
          </table:table-cell>
          <table:table-cell table:formula="of:=AVERAGE([.A227:.J227])" office:value-type="float" office:value="27.6">
            <text:p>27.6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table:formula="of:=AVERAGE([.A228:.J228])" office:value-type="float" office:value="27.8">
            <text:p>27.8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29">
            <text:p>229</text:p>
          </table:table-cell>
          <table:table-cell table:formula="of:=AVERAGE([.A229:.J229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0">
            <text:p>230</text:p>
          </table:table-cell>
          <table:table-cell table:formula="of:=AVERAGE([.A230:.J230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1">
            <text:p>231</text:p>
          </table:table-cell>
          <table:table-cell table:formula="of:=AVERAGE([.A231:.J231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2">
            <text:p>232</text:p>
          </table:table-cell>
          <table:table-cell table:formula="of:=AVERAGE([.A232:.J232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3">
            <text:p>233</text:p>
          </table:table-cell>
          <table:table-cell table:formula="of:=AVERAGE([.A233:.J233])" office:value-type="float" office:value="27.6">
            <text:p>27.6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4">
            <text:p>234</text:p>
          </table:table-cell>
          <table:table-cell table:formula="of:=AVERAGE([.A234:.J234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5">
            <text:p>235</text:p>
          </table:table-cell>
          <table:table-cell table:formula="of:=AVERAGE([.A235:.J235])" office:value-type="float" office:value="27.6">
            <text:p>27.6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6">
            <text:p>236</text:p>
          </table:table-cell>
          <table:table-cell table:formula="of:=AVERAGE([.A236:.J236])" office:value-type="float" office:value="27.8">
            <text:p>27.8</text:p>
          </table:table-cell>
        </table:table-row>
        <table:table-row table:style-name="ro1">
          <table:table-cell table:number-columns-repeated="5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7">
            <text:p>237</text:p>
          </table:table-cell>
          <table:table-cell table:formula="of:=AVERAGE([.A237:.J237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8">
            <text:p>238</text:p>
          </table:table-cell>
          <table:table-cell table:formula="of:=AVERAGE([.A238:.J238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39">
            <text:p>239</text:p>
          </table:table-cell>
          <table:table-cell table:formula="of:=AVERAGE([.A239:.J239])" office:value-type="float" office:value="27.4">
            <text:p>27.4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40">
            <text:p>240</text:p>
          </table:table-cell>
          <table:table-cell table:formula="of:=AVERAGE([.A240:.J240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formula="of:=AVERAGE([.A241:.J241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table:number-columns-repeated="8" office:value-type="float" office:value="28">
            <text:p>28</text:p>
          </table:table-cell>
          <table:table-cell office:value-type="float" office:value="242">
            <text:p>242</text:p>
          </table:table-cell>
          <table:table-cell table:formula="of:=AVERAGE([.A242:.J242])" office:value-type="float" office:value="27.6">
            <text:p>27.6</text:p>
          </table:table-cell>
        </table:table-row>
        <table:table-row table:style-name="ro1">
          <table:table-cell table:number-columns-repeated="3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3">
            <text:p>243</text:p>
          </table:table-cell>
          <table:table-cell table:formula="of:=AVERAGE([.A243:.J243])" office:value-type="float" office:value="27.8">
            <text:p>27.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4">
            <text:p>244</text:p>
          </table:table-cell>
          <table:table-cell table:formula="of:=AVERAGE([.A244:.J244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5">
            <text:p>245</text:p>
          </table:table-cell>
          <table:table-cell table:formula="of:=AVERAGE([.A245:.J245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6">
            <text:p>246</text:p>
          </table:table-cell>
          <table:table-cell table:formula="of:=AVERAGE([.A246:.J246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7">
            <text:p>27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7">
            <text:p>247</text:p>
          </table:table-cell>
          <table:table-cell table:formula="of:=AVERAGE([.A247:.J247])" office:value-type="float" office:value="28">
            <text:p>28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48">
            <text:p>248</text:p>
          </table:table-cell>
          <table:table-cell table:formula="of:=AVERAGE([.A248:.J248])" office:value-type="float" office:value="27.6">
            <text:p>27.6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49">
            <text:p>249</text:p>
          </table:table-cell>
          <table:table-cell table:formula="of:=AVERAGE([.A249:.J249])" office:value-type="float" office:value="27.2">
            <text:p>27.2</text:p>
          </table:table-cell>
        </table:table-row>
        <table:table-row table:style-name="ro1"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50">
            <text:p>250</text:p>
          </table:table-cell>
          <table:table-cell table:formula="of:=AVERAGE([.A250:.J250])" office:value-type="float" office:value="27.2">
            <text:p>27.2</text:p>
          </table:table-cell>
        </table:table-row>
        <table:table-row table:style-name="ro1">
          <table:table-cell table:number-columns-repeated="9"/>
          <table:table-cell table:formula="of:=MAX([.A1:.J250])" office:value-type="float" office:value="29">
            <text:p>29</text:p>
          </table:table-cell>
          <table:table-cell/>
          <table:table-cell table:formula="of:=MAX([.L1:.L250])" office:value-type="float" office:value="28.4">
            <text:p>28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8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26T18:07:13</dc:date>
    <meta:document-statistic meta:table-count="1" meta:cell-count="3002" meta:object-count="0"/>
    <meta:generator>LibreOffice/3.3$Unix LibreOffice_project/330m19$Build-401</meta:generator>
  </office:meta>
</office:document-meta>
</file>